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PMingLiu" svg:font-family="PMingLiu, serif"/>
    <style:font-face style:name="AR PL UMing TW" svg:font-family="'AR PL UMing TW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AR PL UMing TW" style:font-name-asian="AR PL UMing TW"/>
    </style:style>
    <style:style style:name="P2" style:family="paragraph" style:parent-style-name="Text_20_body">
      <style:text-properties style:font-name="AR PL UMing TW" style:font-name-asian="AR PL UMing TW"/>
    </style:style>
    <style:style style:name="P3" style:family="paragraph" style:parent-style-name="Text_20_body">
      <style:text-properties style:font-name="AR PL UMing TW" fo:font-weight="bold" style:font-name-asian="AR PL UMing TW" style:font-weight-asian="bold" style:font-weight-complex="bold"/>
    </style:style>
    <style:style style:name="P4" style:family="paragraph" style:parent-style-name="Text_20_body">
      <style:text-properties style:font-name="AR PL UMing TW" fo:font-style="italic" style:font-name-asian="AR PL UMing TW" style:font-style-asian="italic" style:font-style-complex="italic"/>
    </style:style>
    <style:style style:name="P5" style:family="paragraph" style:parent-style-name="Text_20_body">
      <style:paragraph-properties fo:margin-left="0.4in" fo:margin-right="0in" fo:text-indent="0in" style:auto-text-indent="false"/>
      <style:text-properties style:font-name="AR PL UMing TW" style:font-name-asian="AR PL UMing TW"/>
    </style:style>
    <style:style style:name="P6" style:family="paragraph" style:parent-style-name="Text_20_body">
      <style:paragraph-properties fo:margin-left="0.4in" fo:margin-right="0in" fo:margin-top="0in" fo:margin-bottom="0.1965in" fo:text-indent="0in" style:auto-text-indent="false"/>
      <style:text-properties style:font-name="AR PL UMing TW" style:font-name-asian="AR PL UMing TW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font-name="AR PL UMing TW" style:font-name-asian="AR PL UMing TW"/>
    </style:style>
    <style:style style:name="P8" style:family="paragraph" style:parent-style-name="Text_20_body">
      <style:paragraph-properties fo:margin-left="0in" fo:margin-right="0in" fo:margin-top="0in" fo:margin-bottom="0.1965in" fo:text-indent="0in" style:auto-text-indent="false"/>
      <style:text-properties style:font-name="AR PL UMing TW" style:font-name-asian="AR PL UMing TW"/>
    </style:style>
    <style:style style:name="P9" style:family="paragraph" style:parent-style-name="Text_20_body" style:master-page-name="HTML">
      <style:paragraph-properties style:page-number="auto"/>
      <style:text-properties style:font-name="AR PL UMing TW" style:font-name-asian="AR PL UMing TW"/>
    </style:style>
    <style:style style:name="P10" style:family="paragraph" style:parent-style-name="Text_20_body">
      <style:text-properties style:font-name="AR PL UMing TW" style:font-name-asian="AR PL UMing TW"/>
    </style:style>
    <style:style style:name="T1" style:family="text">
      <style:text-properties style:font-weight-asian="bold"/>
    </style:style>
    <style:style style:name="T2" style:family="text">
      <style:text-properties style:language-asian="zh" style:country-asian="C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weight-asian="bold" style:font-name-complex="PMingLiu" style:font-size-complex="10pt"/>
    </style:style>
    <style:style style:name="T5" style:family="text">
      <style:text-properties fo:font-size="10pt" fo:font-weight="bold" style:font-size-asian="10pt" style:font-weight-asian="bold" style:font-name-complex="PMingLiu" style:font-size-complex="10pt"/>
    </style:style>
    <style:style style:name="T6" style:family="text">
      <style:text-properties style:text-line-through-style="soli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宮保拼音 <text:s/>用戶手冊 <text:s/></text:span><text:span text:style-name="T5">v1.2</text:span><text:line-break/><text:line-break/>中州式恕堂<text:line-break/>西元2008年12月修訂<text:line-break/><text:line-break/><text:span text:style-name="T1">關於</text:span><text:line-break/><text:line-break/>本文檔是軟件「宮保拼音」的一部分，隨程序一同發佈。<text:line-break/>使用前請閱讀 README.txt 以及 LICENCE.txt，充分瞭解相關條款的內容。<text:line-break/><text:line-break/><text:span text:style-name="T1">軟硬件需求</text:span><text:line-break/><text:line-break/>由於本打字法採取多鍵並擊的方式，要求鍵盤能夠響應多個同時按下的字符按鍵。<text:line-break/>如果並擊時某些按鍵組合發生衝突，或稱鎖鍵，則不能打出正確的拼式。<text:line-break/>根據所選佈局，要求同時響應的最大按鍵數量為5鍵或6鍵不等。<text:line-break/>通常，非知名品牌的廉價鍵盤，因其電路少做優化，多鍵並擊不易發生衝突。<text:line-break/><text:line-break/>多指同時操作，單個手指特別是無名指與小指按鍵力度較小，因此選用的鍵盤以按鍵省力者為宜。<text:line-break/><text:line-break/>本軟件適用於 Windows XP 及兼容操作系統。<text:line-break/>從源代碼編譯本程序，需要用到 MSVC8 及 Boost 類庫（`http://www.boost.org`）。<text:line-break/><text:line-break/>宮保拼音完成鍵碼轉換後，會將拼音送至當前活動的輸入法。<text:line-break/>適用的輸入法包括但不限於（按音序排列）：<text:line-break/>Google 拼音、搜狗拼音、微軟拼音、微軟新注音、紫光拼音。<text:line-break/><text:line-break/><text:span text:style-name="T1">基本用法</text:span><text:line-break/><text:line-break/>啟動程序後，系統通知區會增加一個小圖標。<text:line-break/>圖標為硃砂色的帶方框字母「A」表示目前處於西文模式，即不作轉換、直接輸出鍵面的字符。<text:line-break/>圖標為墨色的帶方框文字「中」表示處於中文模式，可使用宮保拼音輸入。<text:line-break/>切換中西文的快捷鍵為 Ctrl + Space 或 CapsLock + Space。通常，Ctrl + Space 也同時會切換輸入法的轉換狀態。<text:line-break/>鼠標在通知區圖標上右擊，可選擇佈局、查看版本信息、退出程序。<text:line-break/><text:line-break/><text:span text:style-name="T3">宮保拼音打字法</text:span><text:line-break/><text:line-break/>中文模式下，程序按照設定的佈局對按鍵進行解釋和轉換。</text:p>
      <text:p text:style-name="P1">不同佈局對按鍵及按鍵組合的轉換方式有不同的定義。在1.2版本中，佈局五是默認佈局。</text:p>
      <text:p text:style-name="P1">使用通知區圖標的右鍵菜單可以切換佈局。</text:p>
      <text:p text:style-name="P1">如需編輯配置文件以調節程序選項或自己定製佈局，請參看 `config/*.txt`，其中的註釋詳細說明了配置文件的寫法。</text:p>
      <text:p text:style-name="P2">以下就預設的幾款佈局來作介紹。用戶根據自己的喜好選用一款即可。</text:p>
      <text:p text:style-name="P2"/>
      <text:p text:style-name="P3">快速入門</text:p>
      <text:p text:style-name="P4">快速入門十二要訣，作給耐性不足但領悟力強的同學。</text:p>
      <text:p text:style-name="P4">如有不明，請讀《佈局五詳解》。此訣即是對《詳解》的精練總結。</text:p>
      <text:p text:style-name="P2"/>
      <text:p text:style-name="P2">子 <text:s/>請參看佈局五鍵位圖（`<text:span text:style-name="T2">doc/</text:span>combo-pinyin-layout-5.<text:span text:style-name="T2">png`</text:span>）。</text:p>
      <text:p text:style-name="P2">丑 <text:s/>下文中以「」引述圖中標示的拼碼，以大寫字母表示英文鍵盤的字母，以小寫字母表示拼音。</text:p>
      <text:p text:style-name="P2">寅 <text:s/>除小指外的八個手指同時按鍵（一至五鍵）組合成一個音節。</text:p>
      <text:p text:style-name="P2">卯 <text:s/>圖中粗體字標出了對應於拇指和兩手食指的基準鍵位。</text:p>
      <text:p text:style-name="P2"/>
      <text:p text:style-name="P2">辰 <text:s/>大號字表示該鍵碼直接表示的拼音。</text:p>
      <text:p text:style-name="P2">巳 <text:s/>右上角標是與空格鍵組合時所代表的拼音。</text:p>
      <text:p text:style-name="P2">午 <text:s/>連線下的小字是連線所連結各鍵的組合代表的拼音。</text:p>
      <text:p text:style-name="P2">未 <text:s/>空格鍵記作「y」，單擊出空格，在組合中表示介音 i 或者 zh、ch、sh 中的 -h（-h 宜用左手）。</text:p>
      <text:p text:style-name="P2"/>
      <text:p text:style-name="P2">申 <text:s/>音節末的 i 用「i」不用「y」。</text:p>
      <text:p text:style-name="P2">酉 <text:s/>不設聲母 y、w，亦不區別 y 與 i，w 與 u。</text:p>
      <text:p text:style-name="P2">戌 <text:s/>韻母有簡便拼法：「n」＝ en，「n」「g」＝ eng，「u」「n」＝ uen，<text:span text:style-name="T6">「u」「i」＝ uei</text:span>，「y」「o」＝ iou。</text:p>
      <text:p text:style-name="P2">亥 <text:s/>聲母可自成音節：<text:span text:style-name="T3">bu</text:span>、<text:span text:style-name="T3">pu</text:span>、<text:span text:style-name="T3">me</text:span>、<text:span text:style-name="T3">fu</text:span>、de、te、ne、le、ge、ke、he、zhi、chi、shi、ri、zi、ci、si。</text:p>
      <text:p text:style-name="P2"><text:line-break/><text:span text:style-name="T3">佈局五詳解</text:span></text:p>
      <text:p text:style-name="P2"/>
      <text:p text:style-name="P2">請參看佈局五鍵位圖（`<text:span text:style-name="T2">doc/</text:span>combo-pinyin-layout-5.<text:span text:style-name="T2">png`</text:span>）。</text:p>
      <text:p text:style-name="P2">圖中的拼碼排成三行十列又一條空格鍵。上中下三排拼碼對應英文鍵盤 Q、A、Z 起首的三行字母鍵。</text:p>
      <text:p text:style-name="P2">其中左數第一列不用。圖中標為「-」。</text:p>
      <text:p text:style-name="P2">下文中以「」引述圖中標示的拼碼，以大寫字母表示英文鍵盤的字母，以小寫字母表示拼音。<text:line-break/></text:p>
      <text:p text:style-name="P2">首先找到主鍵盤區基準鍵的位置。兩個基準鍵鍵帽上通常各有一處突起為標誌，即英文的 F、J 兩鍵。</text:p>
      <text:p text:style-name="P2"><text:soft-page-break/>本佈局中左右兩基準鍵分別是「z」和「a」。即是圖中中排粗體的拼音字母。</text:p>
      <text:p text:style-name="P2">再依照與基準鍵的相對位置，就可以確定圖示各拼碼的鍵位。</text:p>
      <text:p text:style-name="P2"/>
      <text:p text:style-name="P2">可見左手四指拼聲母，右手四指拼韻母。小指因為力量和靈活度都較弱，不參與拼組音節，只安排了一個拼音 er。</text:p>
      <text:p text:style-name="P2"/>
      <text:p text:style-name="P2">圖上大號字標出的拼碼大多直接表示對應的拼音字母。將多個拼碼同時按下，即拼出一個音節。</text:p>
      <text:p text:style-name="P2">如中排第2列（左手無名指）為聲母 s，中排7、8列（右手食指、中指）合為韻母 an，三鍵並擊一次即可拼出 san。</text:p>
      <text:p text:style-name="P2">需要注意，右手邊的「n」、「g」只用於拼寫 -n, -ng 等韻尾，不能當作聲母。</text:p>
      <text:p text:style-name="P2"/>
      <text:p text:style-name="P2">漢語拼音方案中 i、u、ü 出現在音節開頭需改寫作 y、w、yu，以標明音節的邊界。</text:p>
      <text:p text:style-name="P2">本方案因為音節間有天然界限，故不設 y、w 為聲母。</text:p>
      <text:p text:style-name="P2">如：「u」單擊作 wu，而與聲母拼合則有「g」「u」作 gu。</text:p>
      <text:p text:style-name="P2">同理適用於第6列帶介音 u 的韻母，如：「uo」單用作 wo，與聲母拼合作 -uo。</text:p>
      <text:p text:style-name="P2"/>
      <text:p text:style-name="P2">空格鍵上的拼碼「y」表示介音 -i-。如：「y」「a」＝ ya，「b」「y」「e」＝ bie。</text:p>
      <text:p text:style-name="P2">而拼碼「i」用於音節末，即韻母 i 及 ai 、 ei 中的韻尾 -i。</text:p>
      <text:p text:style-name="P2">如：「d」「i」＝ di，單擊「i」或「y」「i」＝ yi，「ue」「i」＝ wei。</text:p>
      <text:p text:style-name="P2"/>
      <text:p text:style-name="P2">多數情況下，不需刻意區分「y」和「i」。因為佈局是按照拼音音節的結構從左至右排列鍵碼，</text:p>
      <text:p text:style-name="P2">所以出現在主要元音（右手食指）前面的自然是用鍵位居左的「y」（拇指），如 ya；</text:p>
      <text:p text:style-name="P2">出現在後面的則必是用「i」（中指），如 ai。</text:p>
      <text:p text:style-name="P2"/>
      <text:p text:style-name="P2">「y」鍵的一個不同之處在於，它單用時輸出空格。</text:p>
      <text:p text:style-name="P2">「y」鍵更大的特別之處在於，它與聲母鍵組合輸出該鍵右上方角標的聲母。具體分為兩組：</text:p>
      <text:p text:style-name="P2"/>
      <text:p text:style-name="P2">「z」、「c」、「s」一組聲母與「y」拼合為 zh、ch、sh。</text:p>
      <text:p text:style-name="P2">「y」可看作是 -h；此組聲母用左手拇指操作「y」鍵比較方便。</text:p>
      <text:p text:style-name="P2">因此，zhi、chi、shi、zi、ci、si 等音節的韻母不能用「y」而只能用「i」。</text:p>
      <text:p text:style-name="P2"/>
      <text:p text:style-name="P2">「g」、「k」、「h」一組聲母與「y」組合，前者表示聲母 j、q、x。</text:p>
      <text:p text:style-name="P2"/>
      <text:p text:style-name="P2">「y」與「u」拼合為韻母 ü。</text:p>
      <text:p text:style-name="P2">如：「l」「y」「u」＝ lü，「g」「y」「u」＝ ju。</text:p>
      <text:p text:style-name="P2">同理「y」與帶介音 u 的拼碼也可拼出介音 -ü-。如：「y」「ue」＝ yue，「y」「ua」「n」＝ yuan。</text:p>
      <text:p text:style-name="P2"/>
      <text:p text:style-name="P2">圖中連線表示：由連線連結起來的鍵碼組合，定義為連線下方小字標出的拼音。</text:p>
      <text:p text:style-name="P2">由每行3、4列相鄰兩鍵組合出 n、r、m 三個聲母。</text:p>
      <text:p text:style-name="P2">「i」「o」特定組合輸出韻母 ou。用「e」「o」也可。原則是 ai、ei、ao、ou 等雙元音需並擊兩鍵。</text:p>
      <text:p text:style-name="P2">韻母 iou（-iu）用組合「y」「i」「o」或「y」「o」；</text:p>
      <text:p text:style-name="P2">韻母 uei（-ui）用組合「ue」「i」或「u」「i」。</text:p>
      <text:p text:style-name="P2"/>
      <text:p text:style-name="P2">「u」「n」「g」特定組合輸出韻母 ong。用「uo」「n」「g」也可。</text:p>
      <text:p text:style-name="P2">韻母 iong <text:s/>用組合「y」「u」「n」「g」或「y」「uo」「n」「g」。</text:p>
      <text:p text:style-name="P2">依個人習慣，其中「n」「g」兩鍵也可用「,」「.」替代。</text:p>
      <text:p text:style-name="P2"/>
      <text:p text:style-name="P2">在不致混淆的前提下，拼式中可根據直觀感受省略部分拼碼，以達到簡化操作的功效：</text:p>
      <text:p text:style-name="P2">省略韻母「en」「eng」中的 e：「n」＝ en，「n」「g」＝ eng，「u」「n」＝ uen。</text:p>
      <text:p text:style-name="P2">對於「?」「n」「g」組合可省略「n」只用「g」。（不推薦）</text:p>
      <text:p text:style-name="P2"/>
      <text:p text:style-name="P2">聲母自成音節者：</text:p>
      <text:p text:style-name="P2">bu、pu、fu 省略韻母 u。但 mu 不省略；「m」略代 me。</text:p>
      <text:p text:style-name="P2">de、te、ne、le、ge、ke、he 省略韻母 e。</text:p>
      <text:p text:style-name="P2">zi、ci、si、zhi、chi、shi、ri 省略韻母 i。</text:p>
      <text:p text:style-name="P2"/>
      <text:p text:style-name="P3">佈局四詳解</text:p>
      <text:p text:style-name="P2"/>
      <text:p text:style-name="P2">0. 節<text:line-break/>請參看佈局四鍵位圖（`<text:span text:style-name="T2">doc/</text:span>combo-pinyin-layout-4.<text:span text:style-name="T2">png`</text:span>）。<text:line-break/>自然狀態下，兩手的食指放在鍵盤上的 F 與 J 二基準鍵上，對應圖中外框加粗的兩顆鍵。<text:line-break/>其他鍵可按其相對於基準鍵的位置與圖示對照。<text:line-break/><text:line-break/>1.1 節<text:line-break/>左手控制的九顆按鍵（圖中以藍色標識）負責聲母輸入。<text:line-break/>輸入標在按鍵中央的聲母 b f d l g h z c s，直接擊對應按鍵；<text:line-break/>輸入標在按鍵右上角的聲母 p v t k zh ch sh，請與聲母 h （空格鍵）一同按下；<text:line-break/>輸入綠色標註上的聲母 m n r，同時按下標註下方的兩顆鍵。<text:line-break/><text:line-break/>1.2 節<text:line-break/>或有人問：j q x 在哪裡？y w 又在哪裡？怎麼會有聲母 v？<text:line-break/><text:soft-page-break/>為使本方法易於操作，俺對佈局進行了精心的安排。<text:line-break/>j q x 使用與 g k h 相同的鍵位，因兩組聲母可搭配的韻母是互補的，j q x 只出現在介音 i、ü 之前。<text:line-break/>區分尖團的朋友，也可以用 z c s 與 i、ü 拼合出這組聲母。<text:line-break/>y w 實非聲母，乃是帶介音的韻母自成音節時的拼寫符號。本方案不使用。<text:line-break/>輸入漢語拼音方案中 y w 為首的音節，只需按照韻母原有的形式輸入韻母部分。<text:line-break/>聲母 v 用於拼寫方音。默認佈局將它對應為 w。<text:line-break/><text:line-break/>1.3 節<text:line-break/>應用這些聲母，可以打出一些常用的拼音，而忽略這些音節的韻母：</text:p>
      <text:p text:style-name="P5">b --&gt; bu<text:line-break/>p --&gt; pu<text:line-break/>f --&gt; fu<text:line-break/>m --&gt; me （因「麼」字常用，故例外於 b p f 一組）<text:line-break/>d --&gt; de<text:line-break/>t --&gt; te<text:line-break/>n --&gt; ne<text:line-break/>l --&gt; le<text:line-break/>g --&gt; ge<text:line-break/>k --&gt; ke<text:line-break/>h 單獨使用輸出空格<text:line-break/>zh --&gt; zhi<text:line-break/>ch --&gt; chi<text:line-break/>sh --&gt; shi<text:line-break/>r --&gt; ri<text:line-break/>z --&gt; zi （以下必須省略韻母）<text:line-break/>c --&gt; ci<text:line-break/>s --&gt; si</text:p>
      <text:p text:style-name="P7"><text:line-break/>2.1 節<text:line-break/>右手負責韻母的輸入。<text:line-break/>其中中指、無名指、小指控制的韻母，都直觀地對應相應按鍵。<text:line-break/>中指控制的韻母可用作介音，與其他韻母組合，如：</text:p>
      <text:p text:style-name="P6">i a --&gt; ia<text:line-break/>u o --&gt; uo</text:p>
      <text:p text:style-name="P2">2.2 節<text:line-break/>右手食指控制下的標有「-」的是韻尾，可拼合出一組韻母。<text:line-break/>以下韻母通常可以只鍵入韻尾，省略 o、e：</text:p>
      <text:p text:style-name="P5">-i --&gt; ei<text:line-break/>-u --&gt; ou<text:line-break/>-n --&gt; en<text:line-break/>-ŋ --&gt; eng</text:p>
      <text:p text:style-name="P2">韻尾與 a 拼合而成的韻母：</text:p>
      <text:p text:style-name="P5">a -i --&gt; ai<text:line-break/>a -u --&gt; ao<text:line-break/>a -n --&gt; an<text:line-break/>a -ŋ --&gt; ang</text:p>
      <text:p text:style-name="P2">當然，還可以再與介音、聲母拼合成音節，如：</text:p>
      <text:p text:style-name="P5">i a -u --&gt; yao</text:p>
      <text:p text:style-name="P5">k i -u --&gt; qiu</text:p>
      <text:p text:style-name="P5"/>
      <text:p text:style-name="P2">2.3 節<text:line-break/>韻尾與 i u ü 拼合而成的韻母：</text:p>
      <text:p text:style-name="P5">u -i --&gt; uei<text:line-break/>i -u --&gt; iou<text:line-break/>i -n --&gt; in<text:line-break/>u -n --&gt; uen<text:line-break/>ü -n --&gt; ün<text:line-break/>i -ŋ --&gt; ing<text:line-break/>u -ŋ 或 o -ŋ --&gt; ong<text:line-break/>ü -ŋ 或 i o -ŋ --&gt; iong</text:p>
      <text:p text:style-name="P2">這一組中，ong、iong 二韻母既可以按拼音拼寫，也可以按其實際的音值拼寫。<text:line-break/><text:line-break/>至此，已經可以拼寫全部的拼音音節了。<text:line-break/>下面一節是為方便操作而設置的兼容拼法。<text:line-break/><text:line-break/>3. 節<text:line-break/>一些韻母如 ai、uai、uan、uang、üan、ün，因手指上下錯開而略嫌不便。<text:line-break/>為此，俺引入一條鍵位替代的原則：<text:line-break/><text:soft-page-break/>右手中指、無名指的韻母鍵與韻尾一同使用時，在不致混淆的情況下，<text:line-break/>可用同一列的 o 替代 a；以 -u 替代 -n。<text:line-break/>如：</text:p>
      <text:p text:style-name="P5">o -i --&gt; ai<text:line-break/>u o -i --&gt; uai<text:line-break/>u o -n --&gt; uan<text:line-break/>u o -ŋ --&gt; uang<text:line-break/>ü e -u --&gt; üan<text:line-break/>ü -u --&gt; ün</text:p>
      <text:p text:style-name="P2">此外，組合使用時 -ŋ 也可以換成同一列的另兩顆按鍵。</text:p>
      <text:p text:style-name="P8">如此安排，便可以儘量使食指與中指、無名指並擊同一橫排的按鍵，降低操作難度。<text:line-break/><text:line-break/>4.1 節<text:line-break/>用作拼音鍵的逗號、句號，改用右手食指左上方（Y）、正左方（H）的兩鍵輸入。<text:line-break/>右手食指左下方的按鍵（N）單擊時輸入一個退格字符，以方便刪除操作。<text:line-break/><text:line-break/>或問曰：這些鍵不是代表拼音的韻尾 -ŋ 麼？<text:line-break/>在組合中，以上三鍵皆代表 -ŋ；單獨使用時，則輸入標點或退格字符。<text:line-break/>音節 eng 只有一個罕用字「鞥」，需要時可通過組合 e -ŋ 打出。</text:p>
      <text:p text:style-name="P7">4.2 節<text:line-break/>Shift 按下時，用作拼音轉換的按鍵不做轉換，而輸入鍵面的上檔字符。<text:line-break/>與 Ctrl、Alt 或 Win 鍵組合的按鍵，以及不用作拼音轉換的按鍵亦不做轉換，輸入鍵面的字符。<text:line-break/>因此，各種快捷鍵的組合打法不變。但子菜單中標下劃線的快捷鍵，需按 Shift 鍵輸入不經轉換的字母。<text:line-break/><text:line-break/>4.3 節<text:line-break/>為了方便常用的編輯操作，宮保拼音定義， CapsLock 鍵按下時，以下主鍵盤區的按鍵可用作編輯鍵：</text:p>
      <text:p text:style-name="P5">CapsLock + I<text:tab/>--&gt;<text:tab/>上<text:line-break/>CapsLock + K<text:tab/>--&gt;<text:tab/>下<text:line-break/>CapsLock + J<text:tab/>--&gt;<text:tab/>左<text:line-break/>CapsLock + L<text:tab/>--&gt;<text:tab/>右<text:line-break/>CapsLock + U<text:tab/>--&gt;<text:tab/>行首<text:line-break/>CapsLock + O<text:tab/>--&gt;<text:tab/>行尾<text:line-break/>CapsLock + Y<text:tab/>--&gt;<text:tab/>前頁<text:line-break/>CapsLock + H<text:tab/>--&gt;<text:tab/>後頁<text:line-break/>CapsLock + N<text:tab/>--&gt;<text:tab/>退格<text:line-break/>CapsLock + M<text:tab/>--&gt;<text:tab/>刪除<text:line-break/>CapsLock + P<text:tab/>--&gt;<text:tab/>插入</text:p>
      <text:p text:style-name="P2">這個功能中西文模式都適用。<text:line-break/>CapsLock 鍵單擊時仍切換大寫鎖定。CapsLock 鍵用於組合時大寫鎖定狀態不變。<text:line-break/><text:line-break/><text:line-break/><text:span text:style-name="T1">宮保拼音用戶手冊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PMingLiu" svg:font-family="PMingLiu, serif"/>
    <style:font-face style:name="AR PL UMing TW" svg:font-family="'AR PL UMing TW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text-indent="0in" style:auto-text-indent="false"/>
      <style:text-properties style:font-name="PMingLiu" fo:font-size="10pt" style:font-name-asian="PMingLiu" style:font-size-asian="10pt" style:font-name-complex="PMingLiu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 fo:padding="0.1in" fo:border="0.0008in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11-21T03:53:37</meta:creation-date>
    <dc:date>2008-12-25T19:26:10</dc:date>
    <meta:editing-cycles>56</meta:editing-cycles>
    <meta:editing-duration>PT6H58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87" meta:word-count="966" meta:character-count="5238"/>
  </office:meta>
</office:document-meta>
</file>